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2.6353383458647" calcext:value-type="float">
            <text:p>12.6353383458647</text:p>
          </table:table-cell>
          <table:table-cell table:style-name="ce22" table:formula="of:=[Master.B22]/[Master.C22]" office:value-type="float" office:value="4.46992481203008" calcext:value-type="float">
            <text:p>4.46992481203008</text:p>
          </table:table-cell>
          <table:table-cell table:style-name="ce22" table:formula="of:=[Master.D22]/[Master.B22]" office:value-type="float" office:value="2.82674516400336" calcext:value-type="float">
            <text:p>2.82674516400336</text:p>
          </table:table-cell>
          <table:table-cell table:style-name="ce22" table:formula="of:=[Master.B22]/[Master.D22]" office:value-type="float" office:value="0.353763760785481" calcext:value-type="float">
            <text:p>0.353763760785481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23]" office:value-type="float" office:value="129" calcext:value-type="float">
            <text:p>129</text:p>
          </table:table-cell>
          <table:table-cell table:style-name="ce20" table:formula="of:=IFERROR([$DailyData.$CI$23]; 0)" office:value-type="float" office:value="31" calcext:value-type="float">
            <text:p>31</text:p>
          </table:table-cell>
          <table:table-cell table:style-name="ce19" table:formula="of:=[$DailyData.CL23]" office:value-type="float" office:value="374" calcext:value-type="float">
            <text:p>37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<text:a xlink:href="#DailyData.CO1" xlink:type="simple">November 24th</text:a></text:p>
          </table:table-cell>
          <table:table-cell table:style-name="ce19" table:formula="of:=[$DailyData.CO17]" office:value-type="float" office:value="106" calcext:value-type="float">
            <text:p>106</text:p>
          </table:table-cell>
          <table:table-cell table:style-name="ce20" table:formula="of:=IFERROR([$DailyData.$CP$17]; 0)" office:value-type="float" office:value="19" calcext:value-type="float">
            <text:p>19</text:p>
          </table:table-cell>
          <table:table-cell table:style-name="ce19" table:formula="of:=[$DailyData.CS17]" office:value-type="float" office:value="304" calcext:value-type="float">
            <text:p>30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V1" xlink:type="simple">November 2th</text:a></text:p>
          </table:table-cell>
          <table:table-cell table:style-name="ce19" table:formula="of:=[$DailyData.CV5]" office:value-type="float" office:value="0" calcext:value-type="float">
            <text:p>0</text:p>
          </table:table-cell>
          <table:table-cell table:style-name="ce20" table:formula="of:=IFERROR([$DailyData.$CW$5]; 0)" office:value-type="float" office:value="0" calcext:value-type="float">
            <text:p>0</text:p>
          </table:table-cell>
          <table:table-cell table:style-name="ce19" table:formula="of:=[$DailyData.CZ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C1" xlink:type="simple">November 2th</text:a></text:p>
          </table:table-cell>
          <table:table-cell table:style-name="ce19" table:formula="of:=[$DailyData.DC5]" office:value-type="float" office:value="0" calcext:value-type="float">
            <text:p>0</text:p>
          </table:table-cell>
          <table:table-cell table:style-name="ce20" table:formula="of:=IFERROR([$DailyData.$DD$5]; 0)" office:value-type="float" office:value="0" calcext:value-type="float">
            <text:p>0</text:p>
          </table:table-cell>
          <table:table-cell table:style-name="ce19" table:formula="of:=[$DailyData.DG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J1" xlink:type="simple">November 2th</text:a></text:p>
          </table:table-cell>
          <table:table-cell table:style-name="ce19" table:formula="of:=[$DailyData.DJ5]" office:value-type="float" office:value="0" calcext:value-type="float">
            <text:p>0</text:p>
          </table:table-cell>
          <table:table-cell table:style-name="ce20" table:formula="of:=IFERROR([$DailyData.$DK$5]; 0)" office:value-type="float" office:value="0" calcext:value-type="float">
            <text:p>0</text:p>
          </table:table-cell>
          <table:table-cell table:style-name="ce19" table:formula="of:=[$DailyData.DN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3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1189" calcext:value-type="float">
            <text:p>1189</text:p>
          </table:table-cell>
          <table:table-cell table:style-name="ce17" table:formula="of:=SUM([Master.C2:.C21])" office:value-type="float" office:value="266" calcext:value-type="float">
            <text:p>266</text:p>
          </table:table-cell>
          <table:table-cell table:style-name="ce17" table:formula="of:=SUM([Master.D2:.D21])" office:value-type="float" office:value="3361" calcext:value-type="float">
            <text:p>33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56 hours  1 minutes" calcext:value-type="string">
            <text:p>56 hours <text:s/>1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16266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4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7<text:span text:style-name="T1">th</text:span></text:p>
          </table:table-cell>
          <table:covered-table-cell table:number-columns-repeated="4" table:style-name="ce8"/>
          <table:table-cell table:style-name="Default" table:number-columns-repeated="16266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3]=2; 1; [DailyData.CH3]=6; 2; [DailyData.CH3]=14; 3; [DailyData.CH3]=25; 3); 0)" office:value-type="float" office:value="2" calcext:value-type="float">
            <text:p>2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309" calcext:value-type="float">
            <text:p>1309</text:p>
          </table:table-cell>
          <table:table-cell table:style-name="ce19" table:formula="of:=(INT([DailyData.CK3]/100)*60 + MOD([DailyData.CK3];100)) - (INT([DailyData.CJ3]/100)*60 + MOD([DailyData.CJ3];100))" office:value-type="float" office:value="134" calcext:value-type="float">
            <text:p>134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O3]=2; 1; [DailyData.CO3]=6; 2; [DailyData.CO3]=14; 3; [DailyData.CO3]=25; 3); 0)" office:value-type="float" office:value="3" calcext:value-type="float">
            <text:p>3</text:p>
          </table:table-cell>
          <table:table-cell table:style-name="ce19" office:value-type="float" office:value="1420" calcext:value-type="float">
            <text:p>1420</text:p>
          </table:table-cell>
          <table:table-cell table:style-name="ce19" office:value-type="float" office:value="1924" calcext:value-type="float">
            <text:p>1924</text:p>
          </table:table-cell>
          <table:table-cell table:style-name="ce19" table:formula="of:=(INT([DailyData.CR3]/100)*60 + MOD([DailyData.CR3];100)) - (INT([DailyData.CQ3]/100)*60 + MOD([DailyData.CQ3];100))" office:value-type="float" office:value="304" calcext:value-type="float">
            <text:p>304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3]=2; 1; [DailyData.DC3]=6; 2; [DailyData.DC3]=14; 3; [DailyData.DC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3]/100)*60 + MOD([DailyData.DF3];100)) - (INT([DailyData.DE3]/100)*60 + MOD([DailyData.DE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3]=2; 1; [DailyData.DJ3]=6; 2; [DailyData.DJ3]=14; 3; [DailyData.DJ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3]/100)*60 + MOD([DailyData.DM3];100)) - (INT([DailyData.DL3]/100)*60 + MOD([DailyData.DL3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4]=2; 1; [DailyData.CH4]=6; 2; [DailyData.CH4]=14; 3; [DailyData.CH4]=25; 3); 0)" office:value-type="float" office:value="1" calcext:value-type="float">
            <text:p>1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808" calcext:value-type="float">
            <text:p>1808</text:p>
          </table:table-cell>
          <table:table-cell table:style-name="ce19" table:formula="of:=(INT([DailyData.CK4]/100)*60 + MOD([DailyData.CK4];100)) - (INT([DailyData.CJ4]/100)*60 + MOD([DailyData.CJ4];100))" office:value-type="float" office:value="240" calcext:value-type="float">
            <text:p>24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4]=2; 1; [DailyData.CO4]=6; 2; [DailyData.CO4]=14; 3; [DailyData.CO4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4]=2; 1; [DailyData.DC4]=6; 2; [DailyData.DC4]=14; 3; [DailyData.DC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4]/100)*60 + MOD([DailyData.DF4];100)) - (INT([DailyData.DE4]/100)*60 + MOD([DailyData.DE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4]=2; 1; [DailyData.DJ4]=6; 2; [DailyData.DJ4]=14; 3; [DailyData.DJ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4]/100)*60 + MOD([DailyData.DM4];100)) - (INT([DailyData.DL4]/100)*60 + MOD([DailyData.DL4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5]=2; 1; [DailyData.CH5]=6; 2; [DailyData.CH5]=14; 3; [DailyData.CH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5]/100)*60 + MOD([DailyData.CK5];100)) - (INT([DailyData.CJ5]/100)*60 + MOD([DailyData.CJ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O5]=2; 1; [DailyData.CO5]=6; 2; [DailyData.CO5]=14; 3; [DailyData.CO5]=25; 3); 0)" office:value-type="float" office:value="3" calcext:value-type="float">
            <text:p>3</text:p>
          </table:table-cell>
          <table:table-cell table:style-name="ce19" table:number-columns-repeated="3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C3:.DC4])" office:value-type="float" office:value="0" calcext:value-type="float">
            <text:p>0</text:p>
          </table:table-cell>
          <table:table-cell table:style-name="ce17" table:formula="of:=SUM([.DD3:.DD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G3:.DG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J3:.DJ4])" office:value-type="float" office:value="0" calcext:value-type="float">
            <text:p>0</text:p>
          </table:table-cell>
          <table:table-cell table:style-name="ce17" table:formula="of:=SUM([.DK3:.DK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N3:.DN4]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6]=2; 1; [DailyData.CH6]=6; 2; [DailyData.CH6]=14; 3; [DailyData.CH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6]/100)*60 + MOD([DailyData.CK6];100)) - (INT([DailyData.CJ6]/100)*60 + MOD([DailyData.CJ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6]=2; 1; [DailyData.CO6]=6; 2; [DailyData.CO6]=14; 3; [DailyData.CO6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7]=2; 1; [DailyData.CH7]=6; 2; [DailyData.CH7]=14; 3; [DailyData.CH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7]/100)*60 + MOD([DailyData.CK7];100)) - (INT([DailyData.CJ7]/100)*60 + MOD([DailyData.CJ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7]=2; 1; [DailyData.CO7]=6; 2; [DailyData.CO7]=14; 3; [DailyData.CO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G5]/60)&amp;&quot; hrs  &quot;&amp;INT(MOD([.DG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N5]/60)&amp;&quot; hrs  &quot;&amp;INT(MOD([.DN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8]=2; 1; [DailyData.CH8]=6; 2; [DailyData.CH8]=14; 3; [DailyData.CH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8]/100)*60 + MOD([DailyData.CK8];100)) - (INT([DailyData.CJ8]/100)*60 + MOD([DailyData.CJ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8]=2; 1; [DailyData.CO8]=6; 2; [DailyData.CO8]=14; 3; [DailyData.CO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G5]/[.DD5]" office:value-type="string" office:string-value="" calcext:value-type="error">
            <text:p>#DIV/0!</text:p>
          </table:table-cell>
          <table:table-cell table:style-name="ce19" table:formula="of:=[.DC5]/[.DD5]" office:value-type="string" office:string-value="" calcext:value-type="error">
            <text:p>#DIV/0!</text:p>
          </table:table-cell>
          <table:table-cell table:style-name="ce19" table:formula="of:=[.DG5]/[.DC5]" office:value-type="string" office:string-value="" calcext:value-type="error">
            <text:p>#DIV/0!</text:p>
          </table:table-cell>
          <table:table-cell table:style-name="ce19" table:formula="of:=[.DC5]/[.DG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N5]/[.DK5]" office:value-type="string" office:string-value="" calcext:value-type="error">
            <text:p>#DIV/0!</text:p>
          </table:table-cell>
          <table:table-cell table:style-name="ce19" table:formula="of:=[.DJ5]/[.DK5]" office:value-type="string" office:string-value="" calcext:value-type="error">
            <text:p>#DIV/0!</text:p>
          </table:table-cell>
          <table:table-cell table:style-name="ce19" table:formula="of:=[.DN5]/[.DJ5]" office:value-type="string" office:string-value="" calcext:value-type="error">
            <text:p>#DIV/0!</text:p>
          </table:table-cell>
          <table:table-cell table:style-name="ce19" table:formula="of:=[.DJ5]/[.DN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9]=2; 1; [DailyData.CH9]=6; 2; [DailyData.CH9]=14; 3; [DailyData.CH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9]/100)*60 + MOD([DailyData.CK9];100)) - (INT([DailyData.CJ9]/100)*60 + MOD([DailyData.CJ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9]=2; 1; [DailyData.CO9]=6; 2; [DailyData.CO9]=14; 3; [DailyData.CO9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0]=2; 1; [DailyData.CH10]=6; 2; [DailyData.CH10]=14; 3; [DailyData.CH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0]/100)*60 + MOD([DailyData.CK10];100)) - (INT([DailyData.CJ10]/100)*60 + MOD([DailyData.CJ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0]=2; 1; [DailyData.CO10]=6; 2; [DailyData.CO10]=14; 3; [DailyData.CO10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1]=2; 1; [DailyData.CH11]=6; 2; [DailyData.CH11]=14; 3; [DailyData.CH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1]/100)*60 + MOD([DailyData.CK11];100)) - (INT([DailyData.CJ11]/100)*60 + MOD([DailyData.CJ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11]=2; 1; [DailyData.CO11]=6; 2; [DailyData.CO11]=14; 3; [DailyData.CO11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C3:.DC4])" office:value-type="float" office:value="2" calcext:value-type="float">
            <text:p>2</text:p>
          </table:table-cell>
          <table:table-cell table:style-name="ce18" table:formula="of:=[.DC5]/[.DC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J3:.DJ4])" office:value-type="float" office:value="2" calcext:value-type="float">
            <text:p>2</text:p>
          </table:table-cell>
          <table:table-cell table:style-name="ce18" table:formula="of:=[.DJ5]/[.DJ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2]=2; 1; [DailyData.CH12]=6; 2; [DailyData.CH12]=14; 3; [DailyData.CH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2]/100)*60 + MOD([DailyData.CK12];100)) - (INT([DailyData.CJ12]/100)*60 + MOD([DailyData.CJ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2]=2; 1; [DailyData.CO12]=6; 2; [DailyData.CO12]=14; 3; [DailyData.CO12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3]=2; 1; [DailyData.CH13]=6; 2; [DailyData.CH13]=14; 3; [DailyData.CH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3]/100)*60 + MOD([DailyData.CK13];100)) - (INT([DailyData.CJ13]/100)*60 + MOD([DailyData.CJ13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number-columns-repeated="4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4]=2; 1; [DailyData.CH14]=6; 2; [DailyData.CH14]=14; 3; [DailyData.CH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4]/100)*60 + MOD([DailyData.CK14];100)) - (INT([DailyData.CJ14]/100)*60 + MOD([DailyData.CJ1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15]=2; 1; [DailyData.CH15]=6; 2; [DailyData.CH15]=14; 3; [DailyData.CH1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15]/100)*60 + MOD([DailyData.CK15];100)) - (INT([DailyData.CJ15]/100)*60 + MOD([DailyData.CJ1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number-columns-repeated="4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6]=2; 1; [DailyData.CH16]=6; 2; [DailyData.CH16]=14; 3; [DailyData.CH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6]/100)*60 + MOD([DailyData.CK16];100)) - (INT([DailyData.CJ16]/100)*60 + MOD([DailyData.CJ1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6]=2; 1; [DailyData.CO16]=6; 2; [DailyData.CO16]=14; 3; [DailyData.CO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R16]/100)*60 + MOD([DailyData.CR16];100)) - (INT([DailyData.CQ16]/100)*60 + MOD([DailyData.CQ16];100))" office:value-type="float" office:value="0" calcext:value-type="float">
            <text:p>0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7]=2; 1; [DailyData.CH17]=6; 2; [DailyData.CH17]=14; 3; [DailyData.CH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7]/100)*60 + MOD([DailyData.CK17];100)) - (INT([DailyData.CJ17]/100)*60 + MOD([DailyData.CJ1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16])" office:value-type="float" office:value="106" calcext:value-type="float">
            <text:p>106</text:p>
          </table:table-cell>
          <table:table-cell table:style-name="ce17" table:formula="of:=SUM([.CP3:.CP16])" office:value-type="float" office:value="19" calcext:value-type="float">
            <text:p>19</text:p>
          </table:table-cell>
          <table:table-cell table:style-name="ce17" table:number-columns-repeated="2"/>
          <table:table-cell table:style-name="ce17" table:formula="of:=SUM([.CS3:.CS16])" office:value-type="float" office:value="304" calcext:value-type="float">
            <text:p>304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8]=2; 1; [DailyData.CH18]=6; 2; [DailyData.CH18]=14; 3; [DailyData.CH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8]/100)*60 + MOD([DailyData.CK18];100)) - (INT([DailyData.CJ18]/100)*60 + MOD([DailyData.CJ1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9]=2; 1; [DailyData.CH19]=6; 2; [DailyData.CH19]=14; 3; [DailyData.CH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9]/100)*60 + MOD([DailyData.CK19];100)) - (INT([DailyData.CJ19]/100)*60 + MOD([DailyData.CJ1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17]/60)&amp;&quot; hrs  &quot;&amp;INT(MOD([.CS17];60))&amp;&quot; mins&quot;" office:value-type="string" office:string-value="5 hrs  4 mins" calcext:value-type="string">
            <text:p>5 hrs <text:s/>4 mins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0]=2; 1; [DailyData.CH20]=6; 2; [DailyData.CH20]=14; 3; [DailyData.CH2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0]/100)*60 + MOD([DailyData.CK20];100)) - (INT([DailyData.CJ20]/100)*60 + MOD([DailyData.CJ20];100))" office:value-type="float" office:value="0" calcext:value-type="float">
            <text:p>0</text:p>
          </table:table-cell>
          <table:table-cell table:number-columns-repeated="2"/>
          <table:table-cell table:style-name="ce19" table:formula="of:=[.CS17]/[.CP17]" office:value-type="float" office:value="16" calcext:value-type="float">
            <text:p>16</text:p>
          </table:table-cell>
          <table:table-cell table:style-name="ce19" table:formula="of:=[.CO17]/[.CP17]" office:value-type="float" office:value="5.57894736842105" calcext:value-type="float">
            <text:p>5.57894736842105</text:p>
          </table:table-cell>
          <table:table-cell table:style-name="ce19" table:formula="of:=[.CS17]/[.CO17]" office:value-type="float" office:value="2.86792452830189" calcext:value-type="float">
            <text:p>2.86792452830189</text:p>
          </table:table-cell>
          <table:table-cell table:style-name="ce19" table:formula="of:=[.CO17]/[.CS17]" office:value-type="float" office:value="0.348684210526316" calcext:value-type="float">
            <text:p>0.348684210526316</text:p>
          </table:table-cell>
          <table:table-cell table:style-name="ce19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1]=2; 1; [DailyData.CH21]=6; 2; [DailyData.CH21]=14; 3; [DailyData.CH2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1]/100)*60 + MOD([DailyData.CK21];100)) - (INT([DailyData.CJ21]/100)*60 + MOD([DailyData.CJ21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22]=2; 1; [DailyData.CH22]=6; 2; [DailyData.CH22]=14; 3; [DailyData.CH2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22]/100)*60 + MOD([DailyData.CK22];100)) - (INT([DailyData.CJ22]/100)*60 + MOD([DailyData.CJ22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8"/>
          <table:table-cell table:style-name="ce4" office:value-type="string" calcext:value-type="string">
            <text:p>Totals</text:p>
          </table:table-cell>
          <table:table-cell table:style-name="ce17" table:formula="of:=SUM([.CH3:.CH22])" office:value-type="float" office:value="129" calcext:value-type="float">
            <text:p>129</text:p>
          </table:table-cell>
          <table:table-cell table:style-name="ce17" table:formula="of:=SUM([.CI3:.CI22])" office:value-type="float" office:value="31" calcext:value-type="float">
            <text:p>31</text:p>
          </table:table-cell>
          <table:table-cell table:style-name="ce17" table:number-columns-repeated="2"/>
          <table:table-cell table:style-name="ce17" table:formula="of:=SUM([.CL3:.CL22])" office:value-type="float" office:value="374" calcext:value-type="float">
            <text:p>374</text:p>
          </table:table-cell>
          <table:table-cell table:number-columns-repeated="2"/>
          <table:table-cell table:style-name="ce18" table:formula="of:=ROWS([$DailyData.CO3:.CO16])" office:value-type="float" office:value="14" calcext:value-type="float">
            <text:p>14</text:p>
          </table:table-cell>
          <table:table-cell table:style-name="ce18" table:formula="of:=[.CO17]/[.CO23]" office:value-type="float" office:value="7.57142857142857" calcext:value-type="float">
            <text:p>7.57142857142857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9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23]/60)&amp;&quot; hrs  &quot;&amp;INT(MOD([.CL23];60))&amp;&quot; mins&quot;" office:value-type="string" office:string-value="6 hrs  14 mins" calcext:value-type="string">
            <text:p>6 hrs <text:s/>14 mins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table:formula="of:=[.CL23]/[.CI23]" office:value-type="float" office:value="12.0645161290323" calcext:value-type="float">
            <text:p>12.0645161290323</text:p>
          </table:table-cell>
          <table:table-cell table:style-name="ce19" table:formula="of:=[.CH23]/[.CI23]" office:value-type="float" office:value="4.16129032258065" calcext:value-type="float">
            <text:p>4.16129032258065</text:p>
          </table:table-cell>
          <table:table-cell table:style-name="ce19" table:formula="of:=[.CL23]/[.CH23]" office:value-type="float" office:value="2.89922480620155" calcext:value-type="float">
            <text:p>2.89922480620155</text:p>
          </table:table-cell>
          <table:table-cell table:style-name="ce19" table:formula="of:=[.CH23]/[.CL23]" office:value-type="float" office:value="0.344919786096257" calcext:value-type="float">
            <text:p>0.344919786096257</text:p>
          </table:table-cell>
          <table:table-cell table:style-name="ce19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7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number-columns-repeated="5"/>
          <table:table-cell table:number-columns-repeated="79"/>
          <table:table-cell table:style-name="ce18" table:formula="of:=ROWS([$DailyData.CH3:.CH22])" office:value-type="float" office:value="20" calcext:value-type="float">
            <text:p>20</text:p>
          </table:table-cell>
          <table:table-cell table:style-name="ce18" table:formula="of:=[.CH23]/[.CH29]" office:value-type="float" office:value="6.45" calcext:value-type="float">
            <text:p>6.4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112"/>
          <table:table-cell table:style-name="Default" table:number-columns-repeated="16266"/>
        </table:table-row>
        <table:table-row table:style-name="ro1" table:number-rows-repeated="1048544">
          <table:table-cell table:number-columns-repeated="118"/>
          <table:table-cell table:style-name="Default" table:number-columns-repeated="16266"/>
        </table:table-row>
        <table:table-row table:style-name="ro1">
          <table:table-cell table:number-columns-repeated="118"/>
          <table:table-cell table:style-name="Default" table:number-columns-repeated="16266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DJ2:DailyData.DN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6:00:28.94392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24T19:24:37.140469500</dc:date>
    <meta:generator>LibreOffice/25.8.3.2$Windows_X86_64 LibreOffice_project/8ca8d55c161d602844f5428fa4b58097424e324e</meta:generator>
    <meta:editing-duration>PT17H23M49S</meta:editing-duration>
    <meta:editing-cycles>134</meta:editing-cycles>
    <meta:document-statistic meta:table-count="2" meta:cell-count="973" meta:object-count="0"/>
    <meta:user-defined meta:name="AppVersion">16.0300</meta:user-defined>
  </office:meta>
</office:document-meta>
</file>